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853" officeooo:paragraph-rsid="00165853"/>
    </style:style>
    <style:style style:name="P2" style:family="paragraph" style:parent-style-name="Standard" style:list-style-name="L4">
      <style:text-properties officeooo:rsid="00165853" officeooo:paragraph-rsid="00165853"/>
    </style:style>
    <style:style style:name="P3" style:family="paragraph" style:parent-style-name="Standard" style:list-style-name="L4">
      <style:text-properties officeooo:rsid="00165853" officeooo:paragraph-rsid="0017329f"/>
    </style:style>
    <style:style style:name="P4" style:family="paragraph" style:parent-style-name="Standard">
      <style:text-properties officeooo:rsid="00165853" officeooo:paragraph-rsid="0017329f"/>
    </style:style>
    <style:style style:name="P5" style:family="paragraph" style:parent-style-name="Standard" style:list-style-name="L4">
      <style:text-properties officeooo:paragraph-rsid="00165853"/>
    </style:style>
    <style:style style:name="P6" style:family="paragraph" style:parent-style-name="Standard">
      <style:text-properties officeooo:rsid="0017eaeb" officeooo:paragraph-rsid="0017eaeb"/>
    </style:style>
    <style:style style:name="P7" style:family="paragraph" style:parent-style-name="Standard" style:list-style-name="L5">
      <style:text-properties officeooo:rsid="0018847b" officeooo:paragraph-rsid="0018847b"/>
    </style:style>
    <style:style style:name="P8" style:family="paragraph" style:parent-style-name="Standard" style:list-style-name="L5">
      <style:text-properties officeooo:rsid="001a1ccb" officeooo:paragraph-rsid="001a1ccb"/>
    </style:style>
    <style:style style:name="P9" style:family="paragraph" style:parent-style-name="Standard" style:list-style-name="L5">
      <style:text-properties officeooo:rsid="001ae573" officeooo:paragraph-rsid="001ae573"/>
    </style:style>
    <style:style style:name="P10" style:family="paragraph" style:parent-style-name="Standard">
      <style:text-properties officeooo:rsid="001ae573" officeooo:paragraph-rsid="001ae573"/>
    </style:style>
    <style:style style:name="T1" style:family="text">
      <style:text-properties officeooo:rsid="00165853"/>
    </style:style>
    <style:style style:name="T2" style:family="text">
      <style:text-properties officeooo:rsid="0017329f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370 HW1: Lyell Read</text:p>
      <text:p text:style-name="P1"/>
      <text:p text:style-name="P1">Problem 1</text:p>
      <text:list xml:id="list3017728386" text:style-name="L4">
        <text:list-item>
          <text:p text:style-name="P5"><text:span text:style-name="T1">lim(n→inf)(n^0.25/n^0.5) = 0. f(n) is O(g(n))</text:span></text:p>
        </text:list-item>
        <text:list-item>
          <text:p text:style-name="P2">lim(n→inf)(log n^2 / log n) = 2. f(n) is Theta(g(n))</text:p>
        </text:list-item>
        <text:list-item>
          <text:p text:style-name="P2">lim(n→inf)(log log n / log n) = 0. f(n) is O(g(n))</text:p>
        </text:list-item>
        <text:list-item>
          <text:p text:style-name="P2">lim(n→inf)(5000n^3 + n^2 / 0.000001n^4) = <text:span text:style-name="T2">0. f(n) is O(g(n))</text:span></text:p>
        </text:list-item>
        <text:list-item>
          <text:p text:style-name="P3">lim(n→inf)<text:span text:style-name="T2">(n log n + n / n sqrt(n)) = 0. f(n) is O(g(n))</text:span></text:p>
        </text:list-item>
        <text:list-item>
          <text:p text:style-name="P3">lim(n→inf)<text:span text:style-name="T2">(e^n / 2^n) = inf. f(n) is Omega(g(n))</text:span></text:p>
        </text:list-item>
        <text:list-item>
          <text:p text:style-name="P3">lim(n→inf)<text:span text:style-name="T2">(2^n / 2^n+1) = ½. f(n) is Theta(g(n))</text:span></text:p>
        </text:list-item>
        <text:list-item>
          <text:p text:style-name="P3">lim(n→inf)<text:span text:style-name="T2">(n^n / n!) = inf. f(n) is Omega(g(n))</text:span></text:p>
        </text:list-item>
      </text:list>
      <text:p text:style-name="P4"/>
      <text:p text:style-name="P6">Problem 2</text:p>
      <text:list xml:id="list2728113110" text:style-name="L5">
        <text:list-item>
          <text:p text:style-name="P7">The outer for loop executes n times, while the inner for loop runs from ~n times to 0 times as the outer loop progresses. Therefore, it can be estimated to run n/2 times. An approximation fort the runtime of this algorithm is therefore n * n/2 = 1/2n^2, which becomes Theta(n^2)</text:p>
        </text:list-item>
        <text:list-item>
          <text:p text:style-name="P8">Because the conditions on the for loop, it will run exponentially fewer times as n gets larger. I graphed a rough estimation of the times it will run, y, for input of size n, as the inverse of the function x^x. Therefore, this function <text:s/>is bounded by c*8th_root(n) above and below, therefore it is Theta (8th n)</text:p>
        </text:list-item>
        <text:list-item>
          <text:p text:style-name="P9">The first for loop operates n/2 times. The second operates m times. The third, outer loop operates n times, while the inner loop operates m times. Therefore, given that what happens inside the loops is the same (variable increment, printout), I will simplify these all to c. The expression for the running time for n and m is cn+cm+cnm, where cnm dominates the expression. Therefore, the running time is Theta(nm).</text:p>
        </text:list-item>
      </text:list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3:25:00.969266380</meta:creation-date>
    <dc:date>2020-01-15T14:47:44.915773583</dc:date>
    <meta:editing-duration>PT42S</meta:editing-duration>
    <meta:editing-cycles>1</meta:editing-cycles>
    <meta:document-statistic meta:table-count="0" meta:image-count="0" meta:object-count="0" meta:page-count="1" meta:paragraph-count="14" meta:word-count="272" meta:character-count="1470" meta:non-whitespace-character-count="1223"/>
    <meta:generator>LibreOffice/6.2.8.2$Linux_X86_64 LibreOffice_project/20$Build-2</meta:generator>
  </office:meta>
</office:document-meta>
</file>